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lways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PV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3"/>
      <text:p text:style-name="P5">%=droitEcheanceAffilieInd_texteSalutations=%</text:p>
      <text:p text:style-name="P4"/>
      <text:p text:style-name="P4"/>
      <text:p text:style-name="P4"/>
      <text:p text:style-name="P4"/>
      <text:p text:style-name="P3"><text:span text:style-name="T1">%#include AL/commun/signatures/standard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88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5cm" fo:margin-left="0cm" fo:margin-right="0cm" fo:margin-bottom="0.499cm" style:dynamic-spacing="false"/>
      </style:header-style>
      <style:footer-style>
        <style:header-footer-properties fo:min-height="0.78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sr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srt" style:page-layout-name="Mpm5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Gauthier Montavon</dc:creator>
    <dc:date>2014-02-17T13:53:17.88</dc:date>
    <meta:editing-cycles>325</meta:editing-cycles>
    <meta:editing-duration>PT18H17M34S</meta:editing-duration>
    <meta:document-statistic meta:table-count="0" meta:image-count="0" meta:object-count="0" meta:page-count="1" meta:paragraph-count="6" meta:word-count="13" meta:character-count="394"/>
    <meta:user-defined meta:name="Info 1"/>
    <meta:user-defined meta:name="Info 2"/>
    <meta:user-defined meta:name="Info 3"/>
    <meta:user-defined meta:name="Info 4"/>
  </office:meta>
</office:document-meta>
</file>